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C0000004ACCD008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95cm"/>
    </style:style>
    <style:style style:name="gr3" style:family="graphic" style:parent-style-name="standard">
      <style:graphic-properties draw:stroke="none" svg:stroke-color="#000000" draw:fill="none" draw:fill-color="#ffffff" fo:min-height="0.789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33cm" svg:height="1.524cm" svg:x="9.446cm" svg:y="2.778cm">
          <draw:image xlink:href="Pictures/100002010000003C0000004ACCD008BF.png" xlink:type="simple" xlink:show="embed" xlink:actuate="onLoad">
            <text:p/>
          </draw:image>
        </draw:frame>
        <draw:frame draw:style-name="gr2" draw:text-style-name="P2" draw:layer="layout" svg:width="2.667cm" svg:height="0.645cm" svg:x="8.747cm" svg:y="4.556cm">
          <draw:text-box>
            <text:p text:style-name="P2"><text:span text:style-name="T1">SGT2-master</text:span></text:p>
          </draw:text-box>
        </draw:frame>
        <draw:frame draw:style-name="gr1" draw:text-style-name="P1" draw:layer="layout" svg:width="1.333cm" svg:height="1.524cm" svg:x="16.812cm" svg:y="5.572cm">
          <draw:image xlink:href="Pictures/100002010000003C0000004ACCD008BF.png" xlink:type="simple" xlink:show="embed" xlink:actuate="onLoad">
            <text:p/>
          </draw:image>
        </draw:frame>
        <draw:frame draw:style-name="gr2" draw:text-style-name="P2" draw:layer="layout" svg:width="2.667cm" svg:height="0.645cm" svg:x="16.113cm" svg:y="7.35cm">
          <draw:text-box>
            <text:p text:style-name="P2"><text:span text:style-name="T1">SGT2-slave1</text:span></text:p>
          </draw:text-box>
        </draw:frame>
        <draw:frame draw:style-name="gr1" draw:text-style-name="P1" draw:layer="layout" svg:width="1.333cm" svg:height="1.524cm" svg:x="21.13cm" svg:y="5.572cm">
          <draw:image xlink:href="Pictures/100002010000003C0000004ACCD008BF.png" xlink:type="simple" xlink:show="embed" xlink:actuate="onLoad">
            <text:p/>
          </draw:image>
        </draw:frame>
        <draw:frame draw:style-name="gr2" draw:text-style-name="P2" draw:layer="layout" svg:width="2.667cm" svg:height="0.645cm" svg:x="20.431cm" svg:y="7.35cm">
          <draw:text-box>
            <text:p text:style-name="P2"><text:span text:style-name="T1">SGT2-slave2</text:span></text:p>
          </draw:text-box>
        </draw:frame>
        <draw:frame draw:style-name="gr3" draw:text-style-name="P2" draw:layer="layout" svg:width="3.175cm" svg:height="1.039cm" svg:x="11.414cm" svg:y="3.009cm">
          <draw:text-box>
            <text:p text:style-name="P2"><text:span text:style-name="T1">Icegridregistry</text:span></text:p>
            <text:p text:style-name="P2"><text:span text:style-name="T1">icegridnode</text:span></text:p>
          </draw:text-box>
        </draw:frame>
        <draw:frame draw:style-name="gr3" draw:text-style-name="P2" draw:layer="layout" svg:width="4.953cm" svg:height="1.039cm" svg:x="16.113cm" svg:y="4.302cm">
          <draw:text-box>
            <text:p text:style-name="P2"><text:span text:style-name="T1">Icegridregistry-failover</text:span></text:p>
            <text:p text:style-name="P2"><text:span text:style-name="T1">icegridnode</text:span></text:p>
          </draw:text-box>
        </draw:frame>
        <draw:frame draw:style-name="gr4" draw:text-style-name="P2" draw:layer="layout" svg:width="3.175cm" svg:height="0.762cm" svg:x="20.685cm" svg:y="4.429cm">
          <draw:text-box>
            <text:p text:style-name="P2"><text:span text:style-name="T1">icegrid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 Roman</meta:initial-creator>
    <meta:creation-date>2015-03-24T15:08:40.035709458</meta:creation-date>
    <dc:date>2015-03-24T15:13:16.928479163</dc:date>
    <dc:creator>Javi Roman</dc:creator>
    <meta:editing-duration>PT4M36S</meta:editing-duration>
    <meta:editing-cycles>2</meta:editing-cycles>
    <meta:generator>LibreOffice/4.3.6.2$Linux_X86_64 LibreOffice_project/430$Build-2</meta:generator>
    <meta:document-statistic meta:object-count="9"/>
  </office:meta>
</office:document-meta>
</file>